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72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3.0264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2.7799in"/>
    </style:style>
    <style:style style:name="co7" style:family="table-column">
      <style:table-column-properties fo:break-before="auto" style:column-width="1.772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4752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5929in"/>
    </style:style>
    <style:style style:name="co12" style:family="table-column">
      <style:table-column-properties fo:break-before="auto" style:column-width="0.4854in"/>
    </style:style>
    <style:style style:name="co13" style:family="table-column">
      <style:table-column-properties fo:break-before="auto" style:column-width="0.7102in"/>
    </style:style>
    <style:style style:name="co14" style:family="table-column">
      <style:table-column-properties fo:break-before="auto" style:column-width="0.442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0603KRX5R5BB475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5R5BB475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4.70 µ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21A475KLCLQNC</text:p>
          </table:table-cell>
          <table:table-cell office:value-type="string" calcext:value-type="string">
            <text:p>Main:CAPC0805</text:p>
          </table:table-cell>
          <table:table-cell/>
          <table:table-cell office:value-type="string" calcext:value-type="string">
            <text:p>Samsung Electro-Mechanics America, Inc.</text:p>
          </table:table-cell>
          <table:table-cell office:value-type="string" calcext:value-type="string">
            <text:p>CL21A475KLCLQNC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4.70 µF</text:p>
          </table:table-cell>
          <table:table-cell office:value-type="string" calcext:value-type="string">
            <text:p>35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15 C16 C2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.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0603KRX7R9BB682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682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6.8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12 C1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0603JRNPO9BN180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JRNPO9BN180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5%</text:p>
          </table:table-cell>
          <table:table-cell/>
          <table:table-cell office:value-type="string" calcext:value-type="string">
            <text:p>18.0 p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C0G/NP0</text:p>
          </table:table-cell>
          <table:table-cell/>
        </table:table-row>
        <table:table-row table:style-name="ro1">
          <table:table-cell office:value-type="string" calcext:value-type="string">
            <text:p>C2 C20 C21 C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Main:CAPC0805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20%</text:p>
          </table:table-cell>
          <table:table-cell/>
          <table:table-cell office:value-type="string" calcext:value-type="string">
            <text:p>22.0 µ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10 C11 C13 C19 C22 C23 C25 C26 C27 C4 C5 C6 C7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8 C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0603JRNPO9BN120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JRNPO9BN120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5%</text:p>
          </table:table-cell>
          <table:table-cell/>
          <table:table-cell office:value-type="string" calcext:value-type="string">
            <text:p>12.0 p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C0G/NP0</text:p>
          </table:table-cell>
          <table:table-cell/>
        </table:table-row>
        <table:table-row table:style-name="ro1">
          <table:table-cell office:value-type="string" calcext:value-type="string">
            <text:p>J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RECEPTACLE</text:p>
          </table:table-cell>
          <table:table-cell office:value-type="string" calcext:value-type="string">
            <text:p>Main:USB_B_RECEPTACLE</text:p>
          </table:table-cell>
          <table:table-cell/>
          <table:table-cell office:value-type="string" calcext:value-type="string">
            <text:p>On Shore Technology Inc.</text:p>
          </table:table-cell>
          <table:table-cell office:value-type="string" calcext:value-type="string">
            <text:p>USB-B1HSW6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420P-02X04-CPU</text:p>
          </table:table-cell>
          <table:table-cell office:value-type="string" calcext:value-type="string">
            <text:p>Main:SOCKET420P-02X04</text:p>
          </table:table-cell>
          <table:table-cell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1586042-8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0 J3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_A_RECEPTACLE_2</text:p>
          </table:table-cell>
          <table:table-cell office:value-type="string" calcext:value-type="string">
            <text:p>Main:USB_A_RECEPTACLE_2</text:p>
          </table:table-cell>
          <table:table-cell/>
          <table:table-cell office:value-type="string" calcext:value-type="string">
            <text:p>Molex, LLC</text:p>
          </table:table-cell>
          <table:table-cell office:value-type="float" office:value="673298000" calcext:value-type="float">
            <text:p>673298000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81 J8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254P-01X02</text:p>
          </table:table-cell>
          <table:table-cell office:value-type="string" calcext:value-type="string">
            <text:p>Main:SOCKET254P-01X02</text:p>
          </table:table-cell>
          <table:table-cell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640456-2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8 J8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254P-01X02</text:p>
          </table:table-cell>
          <table:table-cell office:value-type="string" calcext:value-type="string">
            <text:p>Main:SOCKET254P-01X02_2</text:p>
          </table:table-cell>
          <table:table-cell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640456-2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Ohms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Wurth Electronics Inc</text:p>
          </table:table-cell>
          <table:table-cell office:value-type="float" office:value="742792651" calcext:value-type="float">
            <text:p>742792651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 R2 R3 R4 R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0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 R1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0603FR-0733R2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33R2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33.2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1K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5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51K1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51K1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51.1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9K76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9K76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9.76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1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1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1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6K49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K49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.49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8 R3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J-8CWFR030V</text:p>
          </table:table-cell>
          <table:table-cell office:value-type="string" calcext:value-type="string">
            <text:p>Main:RESC1206</text:p>
          </table:table-cell>
          <table:table-cell/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8CWFR030V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03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9 R3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0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2 R33 R34 R35 R36 R37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7.5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3 R26 R39 R7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6.5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7 R38 R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0603FR-072K21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2K21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2.21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3 R17 R18 R19 R20 R21 R22 R67 R69 R7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27K4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27K4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27.4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6K04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K04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.04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C171G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GKT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C171TB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TBKT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D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Main:SOD3717X135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ED1 DLED2 DLED3 DLED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DLED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J1 J10 J11 J12 J13 J14 J15 J2 J3 J4 J5 J6 J7 J8 J9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CTOR_SRN4026-2R2Y</text:p>
          </table:table-cell>
          <table:table-cell office:value-type="string" calcext:value-type="string">
            <text:p>Main:INDP400400X250</text:p>
          </table:table-cell>
          <table:table-cell/>
          <table:table-cell office:value-type="string" calcext:value-type="string">
            <text:p>Bourns Inc.</text:p>
          </table:table-cell>
          <table:table-cell office:value-type="string" calcext:value-type="string">
            <text:p>SRN4026-2R2Y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CTOR_SRN6045TA-4R7M</text:p>
          </table:table-cell>
          <table:table-cell office:value-type="string" calcext:value-type="string">
            <text:p>Main:INDP600600X420</text:p>
          </table:table-cell>
          <table:table-cell/>
          <table:table-cell office:value-type="string" calcext:value-type="string">
            <text:p>Bourns Inc.</text:p>
          </table:table-cell>
          <table:table-cell office:value-type="string" calcext:value-type="string">
            <text:p>SRN6045TA-4R7M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D_SCHD3A0100</text:p>
          </table:table-cell>
          <table:table-cell office:value-type="string" calcext:value-type="string">
            <text:p>Main:CONN_SCHD3A0100</text:p>
          </table:table-cell>
          <table:table-cell/>
          <table:table-cell office:value-type="string" calcext:value-type="string">
            <text:p>ALPS</text:p>
          </table:table-cell>
          <table:table-cell office:value-type="string" calcext:value-type="string">
            <text:p>SCHD3A0100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G2305UX-7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DMG2305UX-7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MN1R2-30YLC</text:p>
          </table:table-cell>
          <table:table-cell office:value-type="string" calcext:value-type="string">
            <text:p>Main:SOT127P500X110-5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PSMN1R2-30YLC,11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3 Q5 Q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_PNP_BEC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MBT4403LT3G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PN_BEC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MBT2222ALT3G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ENSE_WSL3637</text:p>
          </table:table-cell>
          <table:table-cell office:value-type="string" calcext:value-type="string">
            <text:p>Main:RESC940914X064</text:p>
          </table:table-cell>
          <table:table-cell/>
          <table:table-cell office:value-type="string" calcext:value-type="string">
            <text:p>Vishay Dale</text:p>
          </table:table-cell>
          <table:table-cell office:value-type="string" calcext:value-type="string">
            <text:p>WSL36373L000FEA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1 S2 S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ST_PUSHBTN</text:p>
          </table:table-cell>
          <table:table-cell office:value-type="string" calcext:value-type="string">
            <text:p>Main:SPST_PUSHBTN</text:p>
          </table:table-cell>
          <table:table-cell/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3-1825910-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C1769FBD100,551</text:p>
          </table:table-cell>
          <table:table-cell office:value-type="string" calcext:value-type="string">
            <text:p>Main:QFP50P1400X1400X160-100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LPC1769FBD100,551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3418</text:p>
          </table:table-cell>
          <table:table-cell office:value-type="string" calcext:value-type="string">
            <text:p>Main:SOT095P300X150X145-5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AP3418KTR-G1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4C08-FDW6TP</text:p>
          </table:table-cell>
          <table:table-cell office:value-type="string" calcext:value-type="string">
            <text:p>Main:SOP65P440X300X120-8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M24C08-FDW6TP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9E302EFJ-E2</text:p>
          </table:table-cell>
          <table:table-cell office:value-type="string" calcext:value-type="string">
            <text:p>Main:SOP127P490X390X100-8NT320X240</text:p>
          </table:table-cell>
          <table:table-cell/>
          <table:table-cell office:value-type="string" calcext:value-type="string">
            <text:p>Rohm Semiconductor</text:p>
          </table:table-cell>
          <table:table-cell office:value-type="string" calcext:value-type="string">
            <text:p>BD9E302EFJ-E2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3221AIRGVR</text:p>
          </table:table-cell>
          <table:table-cell office:value-type="string" calcext:value-type="string">
            <text:p>Main:QFN65P400X400X90-16NT210X210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INA3221AIRGVR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5060MM/NOPB</text:p>
          </table:table-cell>
          <table:table-cell office:value-type="string" calcext:value-type="string">
            <text:p>Main:SOP50P300X300X100-10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5060MM/NOPB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AL4_12MHz</text:p>
          </table:table-cell>
          <table:table-cell office:value-type="string" calcext:value-type="string">
            <text:p>Main:XTAL320X250X100</text:p>
          </table:table-cell>
          <table:table-cell/>
          <table:table-cell office:value-type="string" calcext:value-type="string">
            <text:p>Abracon LLC</text:p>
          </table:table-cell>
          <table:table-cell office:value-type="string" calcext:value-type="string">
            <text:p>ABM8G-12.000MHZ-4Y-T3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O1048565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1T11:47:49.398465799</dc:date>
    <meta:generator>LibreOffice/4.2.8.2$Linux_X86_64 LibreOffice_project/420m0$Build-2</meta:generator>
    <meta:editing-duration>PT1M47S</meta:editing-duration>
    <meta:editing-cycles>2</meta:editing-cycles>
    <meta:document-statistic meta:table-count="1" meta:cell-count="453" meta:object-count="0"/>
  </office:meta>
</office:document-meta>
</file>